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3.831cm"/>
    </style:style>
    <style:style style:name="co6" style:family="table-column">
      <style:table-column-properties fo:break-before="auto" style:column-width="4.232cm"/>
    </style:style>
    <style:style style:name="co7" style:family="table-column">
      <style:table-column-properties fo:break-before="auto" style:column-width="5.584cm"/>
    </style:style>
    <style:style style:name="co8" style:family="table-column">
      <style:table-column-properties fo:break-before="auto" style:column-width="1.901cm"/>
    </style:style>
    <style:style style:name="co9" style:family="table-column">
      <style:table-column-properties fo:break-before="auto" style:column-width="1.16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01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01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3366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3366" fo:border="0.002cm solid #000000"/>
    </style:style>
    <style:style style:name="ce9" style:family="table-cell" style:parent-style-name="Default">
      <style:table-cell-properties fo:background-color="#ffff00" fo:border="0.002cm solid #000000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 table:number-columns-spanned="12" table:number-rows-spanned="1">
            <text:p>BeagleBone Black expansion header P8</text:p>
          </table:table-cell>
          <table:covered-table-cell table:number-columns-repeated="11" table:style-name="Default"/>
          <table:table-cell/>
        </table:table-row>
        <table:table-row table:style-name="ro2">
          <table:table-cell table:style-name="ce2"/>
          <table:table-cell table:style-name="Default" table:number-columns-repeated="11"/>
          <table:table-cell/>
        </table:table-row>
        <table:table-row table:style-name="ro2">
          <table:table-cell table:style-name="ce3" office:value-type="string">
            <text:p>Pin</text:p>
          </table:table-cell>
          <table:table-cell table:style-name="ce3" office:value-type="string">
            <text:p>CPU Pin</text:p>
          </table:table-cell>
          <table:table-cell table:style-name="ce3" office:value-type="string">
            <text:p>Pin Name</text:p>
          </table:table-cell>
          <table:table-cell table:style-name="ce3" office:value-type="string">
            <text:p>Pinmux register offset</text:p>
          </table:table-cell>
          <table:table-cell table:style-name="ce3" office:value-type="string">
            <text:p>mode 0</text:p>
          </table:table-cell>
          <table:table-cell table:style-name="ce3" office:value-type="string">
            <text:p>mode 1</text:p>
          </table:table-cell>
          <table:table-cell table:style-name="ce3" office:value-type="string">
            <text:p>mode 2</text:p>
          </table:table-cell>
          <table:table-cell table:style-name="ce3" office:value-type="string">
            <text:p>mode 3</text:p>
          </table:table-cell>
          <table:table-cell table:style-name="ce3" office:value-type="string">
            <text:p>mode 4</text:p>
          </table:table-cell>
          <table:table-cell table:style-name="ce3" office:value-type="string">
            <text:p>mode 5</text:p>
          </table:table-cell>
          <table:table-cell table:style-name="ce3" office:value-type="string">
            <text:p>mode 6</text:p>
          </table:table-cell>
          <table:table-cell table:style-name="ce3" office:value-type="string">
            <text:p>mode 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11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string">
            <text:p>R9</text:p>
          </table:table-cell>
          <table:table-cell table:style-name="ce8" office:value-type="string">
            <text:p>GPMC_AD6</text:p>
          </table:table-cell>
          <table:table-cell table:style-name="ce8" office:value-type="string">
            <text:p>0x818</text:p>
          </table:table-cell>
          <table:table-cell table:style-name="ce8" office:value-type="string">
            <text:p>gpmc_ad6</text:p>
          </table:table-cell>
          <table:table-cell table:style-name="ce8" office:value-type="string">
            <text:p>mmc1_dat6</text:p>
          </table:table-cell>
          <table:table-cell table:style-name="ce8" table:number-columns-repeated="5"/>
          <table:table-cell table:style-name="ce8" office:value-type="string">
            <text:p>*gpio1_6</text:p>
          </table:table-cell>
          <table:table-cell office:value-type="string">
            <text:p>emmc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T9</text:p>
          </table:table-cell>
          <table:table-cell table:style-name="ce8" office:value-type="string">
            <text:p>GPMC_AD7</text:p>
          </table:table-cell>
          <table:table-cell table:style-name="ce8" office:value-type="string">
            <text:p>0x81C</text:p>
          </table:table-cell>
          <table:table-cell table:style-name="ce8" office:value-type="string">
            <text:p>gpmc_ad7</text:p>
          </table:table-cell>
          <table:table-cell table:style-name="ce8" office:value-type="string">
            <text:p>mmc1_dat7</text:p>
          </table:table-cell>
          <table:table-cell table:style-name="ce8" table:number-columns-repeated="5"/>
          <table:table-cell table:style-name="ce8" office:value-type="string">
            <text:p>*gpio1_7</text:p>
          </table:table-cell>
          <table:table-cell office:value-type="string">
            <text:p>emmc</text:p>
          </table:table-cell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string">
            <text:p>R8</text:p>
          </table:table-cell>
          <table:table-cell table:style-name="ce8" office:value-type="string">
            <text:p>GPMC_AD2</text:p>
          </table:table-cell>
          <table:table-cell table:style-name="ce8" office:value-type="string">
            <text:p>0x808</text:p>
          </table:table-cell>
          <table:table-cell table:style-name="ce8" office:value-type="string">
            <text:p>gpmc_ad2</text:p>
          </table:table-cell>
          <table:table-cell table:style-name="ce8" office:value-type="string">
            <text:p>mmc1_dat2</text:p>
          </table:table-cell>
          <table:table-cell table:style-name="ce8" table:number-columns-repeated="5"/>
          <table:table-cell table:style-name="ce8" office:value-type="string">
            <text:p>*gpio1_2</text:p>
          </table:table-cell>
          <table:table-cell office:value-type="string">
            <text:p>emmc</text:p>
          </table:table-cell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string">
            <text:p>T8</text:p>
          </table:table-cell>
          <table:table-cell table:style-name="ce8" office:value-type="string">
            <text:p>GPMC_AD3</text:p>
          </table:table-cell>
          <table:table-cell table:style-name="ce8" office:value-type="string">
            <text:p>0x80C</text:p>
          </table:table-cell>
          <table:table-cell table:style-name="ce8" office:value-type="string">
            <text:p>gpmc_ad3</text:p>
          </table:table-cell>
          <table:table-cell table:style-name="ce8" office:value-type="string">
            <text:p>mmc1_dat3</text:p>
          </table:table-cell>
          <table:table-cell table:style-name="ce8" table:number-columns-repeated="5"/>
          <table:table-cell table:style-name="ce8" office:value-type="string">
            <text:p>*gpio1_3</text:p>
          </table:table-cell>
          <table:table-cell office:value-type="string">
            <text:p>emmc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string">
            <text:p>GPMC_ADVn_ALE</text:p>
          </table:table-cell>
          <table:table-cell office:value-type="string">
            <text:p>0x890</text:p>
          </table:table-cell>
          <table:table-cell office:value-type="string">
            <text:p>gpmc_advn_ale</text:p>
          </table:table-cell>
          <table:table-cell/>
          <table:table-cell office:value-type="string">
            <text:p>timer4</text:p>
          </table:table-cell>
          <table:table-cell table:number-columns-repeated="4"/>
          <table:table-cell office:value-type="string">
            <text:p>*gpio2_2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7</text:p>
          </table:table-cell>
          <table:table-cell office:value-type="string">
            <text:p>GPMC_OEn_REn</text:p>
          </table:table-cell>
          <table:table-cell office:value-type="string">
            <text:p>0x894</text:p>
          </table:table-cell>
          <table:table-cell office:value-type="string">
            <text:p>gpmc_oen_ren</text:p>
          </table:table-cell>
          <table:table-cell/>
          <table:table-cell office:value-type="string">
            <text:p>timer7</text:p>
          </table:table-cell>
          <table:table-cell table:number-columns-repeated="4"/>
          <table:table-cell office:value-type="string">
            <text:p>*gpio2_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6</text:p>
          </table:table-cell>
          <table:table-cell office:value-type="string">
            <text:p>GPMC_BEn0_CLE</text:p>
          </table:table-cell>
          <table:table-cell office:value-type="string">
            <text:p>0x89C</text:p>
          </table:table-cell>
          <table:table-cell office:value-type="string">
            <text:p>gpmc_be0n_cle</text:p>
          </table:table-cell>
          <table:table-cell/>
          <table:table-cell office:value-type="string">
            <text:p>timer5</text:p>
          </table:table-cell>
          <table:table-cell table:number-columns-repeated="4"/>
          <table:table-cell office:value-type="string">
            <text:p>*gpio2_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U6</text:p>
          </table:table-cell>
          <table:table-cell office:value-type="string">
            <text:p>GPMC_WEn</text:p>
          </table:table-cell>
          <table:table-cell office:value-type="string">
            <text:p>0x898</text:p>
          </table:table-cell>
          <table:table-cell office:value-type="string">
            <text:p>gpmc_wen</text:p>
          </table:table-cell>
          <table:table-cell/>
          <table:table-cell office:value-type="string">
            <text:p>timer6</text:p>
          </table:table-cell>
          <table:table-cell table:number-columns-repeated="4"/>
          <table:table-cell office:value-type="string">
            <text:p>*gpio2_4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12</text:p>
          </table:table-cell>
          <table:table-cell office:value-type="string">
            <text:p>GPMC_AD13</text:p>
          </table:table-cell>
          <table:table-cell office:value-type="string">
            <text:p>0x834</text:p>
          </table:table-cell>
          <table:table-cell office:value-type="string">
            <text:p>gpmc_ad13</text:p>
          </table:table-cell>
          <table:table-cell office:value-type="string">
            <text:p>lcd_data18</text:p>
          </table:table-cell>
          <table:table-cell office:value-type="string">
            <text:p>mmc1_dat5</text:p>
          </table:table-cell>
          <table:table-cell office:value-type="string">
            <text:p>mmc2_dat1</text:p>
          </table:table-cell>
          <table:table-cell office:value-type="string">
            <text:p>eQEP2B_in</text:p>
          </table:table-cell>
          <table:table-cell office:value-type="string">
            <text:p>pr1_mii0_txd1</text:p>
          </table:table-cell>
          <table:table-cell office:value-type="string">
            <text:p>pr1_pru0_pru_r30_15</text:p>
          </table:table-cell>
          <table:table-cell office:value-type="string">
            <text:p>*gpio1_13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12</text:p>
          </table:table-cell>
          <table:table-cell office:value-type="string">
            <text:p>GPMC_AD12</text:p>
          </table:table-cell>
          <table:table-cell office:value-type="string">
            <text:p>0x830</text:p>
          </table:table-cell>
          <table:table-cell office:value-type="string">
            <text:p>gpmc_ad12</text:p>
          </table:table-cell>
          <table:table-cell office:value-type="string">
            <text:p>lcd_data19</text:p>
          </table:table-cell>
          <table:table-cell office:value-type="string">
            <text:p>mmc1_dat4</text:p>
          </table:table-cell>
          <table:table-cell office:value-type="string">
            <text:p>mmc2_dat0</text:p>
          </table:table-cell>
          <table:table-cell office:value-type="string">
            <text:p>eQEP2A_in</text:p>
          </table:table-cell>
          <table:table-cell office:value-type="string">
            <text:p>pr1_mii0_txd2</text:p>
          </table:table-cell>
          <table:table-cell office:value-type="string">
            <text:p>pr1_pru0_pru_r30_14</text:p>
          </table:table-cell>
          <table:table-cell office:value-type="string">
            <text:p>*gpio1_1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10</text:p>
          </table:table-cell>
          <table:table-cell office:value-type="string">
            <text:p>GPMC_AD9</text:p>
          </table:table-cell>
          <table:table-cell office:value-type="string">
            <text:p>0x824</text:p>
          </table:table-cell>
          <table:table-cell office:value-type="string">
            <text:p>gpmc_ad9</text:p>
          </table:table-cell>
          <table:table-cell office:value-type="string">
            <text:p>lcd_data22</text:p>
          </table:table-cell>
          <table:table-cell office:value-type="string">
            <text:p>mmc1_dat1</text:p>
          </table:table-cell>
          <table:table-cell office:value-type="string">
            <text:p>mmc2_dat5</text:p>
          </table:table-cell>
          <table:table-cell office:value-type="string">
            <text:p>ehrpwm2B</text:p>
          </table:table-cell>
          <table:table-cell office:value-type="string">
            <text:p>pr1_mii0_col</text:p>
          </table:table-cell>
          <table:table-cell/>
          <table:table-cell office:value-type="string">
            <text:p>*gpio0_2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11</text:p>
          </table:table-cell>
          <table:table-cell office:value-type="string">
            <text:p>GPMC_AD10</text:p>
          </table:table-cell>
          <table:table-cell office:value-type="string">
            <text:p>0x828</text:p>
          </table:table-cell>
          <table:table-cell office:value-type="string">
            <text:p>gpmc_ad10</text:p>
          </table:table-cell>
          <table:table-cell office:value-type="string">
            <text:p>lcd_data21</text:p>
          </table:table-cell>
          <table:table-cell office:value-type="string">
            <text:p>mmc1_dat2</text:p>
          </table:table-cell>
          <table:table-cell office:value-type="string">
            <text:p>mmc2_dat6</text:p>
          </table:table-cell>
          <table:table-cell office:value-type="string">
            <text:p>ehrpwm2_tripzone_input</text:p>
          </table:table-cell>
          <table:table-cell office:value-type="string">
            <text:p>pr1_mii0_txen</text:p>
          </table:table-cell>
          <table:table-cell/>
          <table:table-cell office:value-type="string">
            <text:p>*gpio0_26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U13</text:p>
          </table:table-cell>
          <table:table-cell office:value-type="string">
            <text:p>GPMC_AD15</text:p>
          </table:table-cell>
          <table:table-cell office:value-type="string">
            <text:p>0x83C</text:p>
          </table:table-cell>
          <table:table-cell office:value-type="string">
            <text:p>gpmc_ad15</text:p>
          </table:table-cell>
          <table:table-cell office:value-type="string">
            <text:p>lcd_data16</text:p>
          </table:table-cell>
          <table:table-cell office:value-type="string">
            <text:p>mmc1_dat7</text:p>
          </table:table-cell>
          <table:table-cell office:value-type="string">
            <text:p>mmc2_dat3</text:p>
          </table:table-cell>
          <table:table-cell office:value-type="string">
            <text:p>eQEP2_strobe</text:p>
          </table:table-cell>
          <table:table-cell office:value-type="string">
            <text:p>pr1_ecap0_ecap_capin_apwm_o</text:p>
          </table:table-cell>
          <table:table-cell office:value-type="string">
            <text:p>pr1_pru0_pru_r31_15</text:p>
          </table:table-cell>
          <table:table-cell office:value-type="string">
            <text:p>*gpio1_1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V13</text:p>
          </table:table-cell>
          <table:table-cell office:value-type="string">
            <text:p>GPMC_AD14</text:p>
          </table:table-cell>
          <table:table-cell office:value-type="string">
            <text:p>0x838</text:p>
          </table:table-cell>
          <table:table-cell office:value-type="string">
            <text:p>gpmc_ad14</text:p>
          </table:table-cell>
          <table:table-cell office:value-type="string">
            <text:p>lcd_data17</text:p>
          </table:table-cell>
          <table:table-cell office:value-type="string">
            <text:p>mmc1_dat6</text:p>
          </table:table-cell>
          <table:table-cell office:value-type="string">
            <text:p>mmc2_dat2</text:p>
          </table:table-cell>
          <table:table-cell office:value-type="string">
            <text:p>eQEP2_index</text:p>
          </table:table-cell>
          <table:table-cell office:value-type="string">
            <text:p>pr1_mii0_txd0</text:p>
          </table:table-cell>
          <table:table-cell office:value-type="string">
            <text:p>pr1_pru0_pru_r31_14</text:p>
          </table:table-cell>
          <table:table-cell office:value-type="string">
            <text:p>*gpio1_14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U12</text:p>
          </table:table-cell>
          <table:table-cell office:value-type="string">
            <text:p>GPMC_AD11</text:p>
          </table:table-cell>
          <table:table-cell office:value-type="string">
            <text:p>0x82C</text:p>
          </table:table-cell>
          <table:table-cell office:value-type="string">
            <text:p>gpmc_ad11</text:p>
          </table:table-cell>
          <table:table-cell office:value-type="string">
            <text:p>lcd_data20</text:p>
          </table:table-cell>
          <table:table-cell office:value-type="string">
            <text:p>mmc1_dat3</text:p>
          </table:table-cell>
          <table:table-cell office:value-type="string">
            <text:p>mmc2_dat7</text:p>
          </table:table-cell>
          <table:table-cell office:value-type="string">
            <text:p>ehrpwm0_synco</text:p>
          </table:table-cell>
          <table:table-cell office:value-type="string">
            <text:p>pr1_mii0_txd3</text:p>
          </table:table-cell>
          <table:table-cell/>
          <table:table-cell office:value-type="string">
            <text:p>*gpio0_2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V12</text:p>
          </table:table-cell>
          <table:table-cell office:value-type="string">
            <text:p>GPMC_CLK</text:p>
          </table:table-cell>
          <table:table-cell office:value-type="string">
            <text:p>0x88C</text:p>
          </table:table-cell>
          <table:table-cell office:value-type="string">
            <text:p>gpmc_clk</text:p>
          </table:table-cell>
          <table:table-cell office:value-type="string">
            <text:p>lcd_memory_clk</text:p>
          </table:table-cell>
          <table:table-cell office:value-type="string">
            <text:p>gpmc_wait1</text:p>
          </table:table-cell>
          <table:table-cell office:value-type="string">
            <text:p>mmc2_clk</text:p>
          </table:table-cell>
          <table:table-cell office:value-type="string">
            <text:p>pr1_mii1_crs</text:p>
          </table:table-cell>
          <table:table-cell office:value-type="string">
            <text:p>pr1_mdio_mdclk</text:p>
          </table:table-cell>
          <table:table-cell office:value-type="string">
            <text:p>mcasp0_fsr</text:p>
          </table:table-cell>
          <table:table-cell office:value-type="string">
            <text:p>*gpio2_1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U10</text:p>
          </table:table-cell>
          <table:table-cell office:value-type="string">
            <text:p>GPMC_AD8</text:p>
          </table:table-cell>
          <table:table-cell office:value-type="string">
            <text:p>0x820</text:p>
          </table:table-cell>
          <table:table-cell office:value-type="string">
            <text:p>gpmc_ad8</text:p>
          </table:table-cell>
          <table:table-cell office:value-type="string">
            <text:p>lcd_data23</text:p>
          </table:table-cell>
          <table:table-cell office:value-type="string">
            <text:p>mmc1_dat0</text:p>
          </table:table-cell>
          <table:table-cell office:value-type="string">
            <text:p>mmc2_dat4</text:p>
          </table:table-cell>
          <table:table-cell office:value-type="string">
            <text:p>ehrpwm2A</text:p>
          </table:table-cell>
          <table:table-cell office:value-type="string">
            <text:p>pr1_mii_mt0_clk</text:p>
          </table:table-cell>
          <table:table-cell/>
          <table:table-cell office:value-type="string">
            <text:p>*gpio0_22</text:p>
          </table:table-cell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string">
            <text:p>V9</text:p>
          </table:table-cell>
          <table:table-cell table:style-name="ce8" office:value-type="string">
            <text:p>GPMC_CSn2</text:p>
          </table:table-cell>
          <table:table-cell table:style-name="ce8" office:value-type="string">
            <text:p>0x884</text:p>
          </table:table-cell>
          <table:table-cell table:style-name="ce8" office:value-type="string">
            <text:p>gpmc_csn2</text:p>
          </table:table-cell>
          <table:table-cell table:style-name="ce8" office:value-type="string">
            <text:p>gpmc_be1n</text:p>
          </table:table-cell>
          <table:table-cell table:style-name="ce8" office:value-type="string">
            <text:p>mmc1_cmd</text:p>
          </table:table-cell>
          <table:table-cell table:style-name="ce8" office:value-type="string">
            <text:p>pr1_edio_data_in7</text:p>
          </table:table-cell>
          <table:table-cell table:style-name="ce8" office:value-type="string">
            <text:p>pr1_edio_data_out7</text:p>
          </table:table-cell>
          <table:table-cell table:style-name="ce8" office:value-type="string">
            <text:p>pr1_pru1_pru_r30_13</text:p>
          </table:table-cell>
          <table:table-cell table:style-name="ce8" office:value-type="string">
            <text:p>pr1_pru1_pru_r31_13</text:p>
          </table:table-cell>
          <table:table-cell table:style-name="ce8" office:value-type="string">
            <text:p>*gpio1_31</text:p>
          </table:table-cell>
          <table:table-cell office:value-type="string">
            <text:p>emmc</text:p>
          </table:table-cell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string">
            <text:p>U9</text:p>
          </table:table-cell>
          <table:table-cell table:style-name="ce8" office:value-type="string">
            <text:p>GPMC_CSn1</text:p>
          </table:table-cell>
          <table:table-cell table:style-name="ce8" office:value-type="string">
            <text:p>0x880</text:p>
          </table:table-cell>
          <table:table-cell table:style-name="ce8" office:value-type="string">
            <text:p>gpmc_csn1</text:p>
          </table:table-cell>
          <table:table-cell table:style-name="ce8" office:value-type="string">
            <text:p>gpmc_clk</text:p>
          </table:table-cell>
          <table:table-cell table:style-name="ce8" office:value-type="string">
            <text:p>mmc1_clk</text:p>
          </table:table-cell>
          <table:table-cell table:style-name="ce8" office:value-type="string">
            <text:p>pr1_edio_data_in6</text:p>
          </table:table-cell>
          <table:table-cell table:style-name="ce8" office:value-type="string">
            <text:p>pr1_edio_data_out6</text:p>
          </table:table-cell>
          <table:table-cell table:style-name="ce8" office:value-type="string">
            <text:p>pr1_pru1_pru_r30_12</text:p>
          </table:table-cell>
          <table:table-cell table:style-name="ce8" office:value-type="string">
            <text:p>pr1_pru1_pru_r31_12</text:p>
          </table:table-cell>
          <table:table-cell table:style-name="ce8" office:value-type="string">
            <text:p>*gpio1_30</text:p>
          </table:table-cell>
          <table:table-cell office:value-type="string">
            <text:p>emmc</text:p>
          </table:table-cell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string">
            <text:p>V8</text:p>
          </table:table-cell>
          <table:table-cell table:style-name="ce8" office:value-type="string">
            <text:p>GPMC_AD5</text:p>
          </table:table-cell>
          <table:table-cell table:style-name="ce8" office:value-type="string">
            <text:p>0x814</text:p>
          </table:table-cell>
          <table:table-cell table:style-name="ce8" office:value-type="string">
            <text:p>gpmc_ad5</text:p>
          </table:table-cell>
          <table:table-cell table:style-name="ce8" office:value-type="string">
            <text:p>mmc1_dat5</text:p>
          </table:table-cell>
          <table:table-cell table:style-name="ce8" table:number-columns-repeated="5"/>
          <table:table-cell table:style-name="ce8" office:value-type="string">
            <text:p>*gpio1_5</text:p>
          </table:table-cell>
          <table:table-cell office:value-type="string">
            <text:p>emmc</text:p>
          </table:table-cell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string">
            <text:p>U8</text:p>
          </table:table-cell>
          <table:table-cell table:style-name="ce8" office:value-type="string">
            <text:p>GPMC_AD4</text:p>
          </table:table-cell>
          <table:table-cell table:style-name="ce8" office:value-type="string">
            <text:p>0x810</text:p>
          </table:table-cell>
          <table:table-cell table:style-name="ce8" office:value-type="string">
            <text:p>gpmc_ad4</text:p>
          </table:table-cell>
          <table:table-cell table:style-name="ce8" office:value-type="string">
            <text:p>mmc1_dat4</text:p>
          </table:table-cell>
          <table:table-cell table:style-name="ce8" table:number-columns-repeated="5"/>
          <table:table-cell table:style-name="ce8" office:value-type="string">
            <text:p>*gpio1_4</text:p>
          </table:table-cell>
          <table:table-cell office:value-type="string">
            <text:p>emmc</text:p>
          </table:table-cell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string">
            <text:p>V7</text:p>
          </table:table-cell>
          <table:table-cell table:style-name="ce8" office:value-type="string">
            <text:p>GPMC_AD1</text:p>
          </table:table-cell>
          <table:table-cell table:style-name="ce8" office:value-type="string">
            <text:p>0x804</text:p>
          </table:table-cell>
          <table:table-cell table:style-name="ce8" office:value-type="string">
            <text:p>gpmc_ad1</text:p>
          </table:table-cell>
          <table:table-cell table:style-name="ce8" office:value-type="string">
            <text:p>mmc1_dat1</text:p>
          </table:table-cell>
          <table:table-cell table:style-name="ce8" table:number-columns-repeated="5"/>
          <table:table-cell table:style-name="ce8" office:value-type="string">
            <text:p>*gpio1_1</text:p>
          </table:table-cell>
          <table:table-cell office:value-type="string">
            <text:p>emmc</text:p>
          </table:table-cell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string">
            <text:p>U7</text:p>
          </table:table-cell>
          <table:table-cell table:style-name="ce8" office:value-type="string">
            <text:p>GPMC_AD0</text:p>
          </table:table-cell>
          <table:table-cell table:style-name="ce8" office:value-type="string">
            <text:p>0x800</text:p>
          </table:table-cell>
          <table:table-cell table:style-name="ce8" office:value-type="string">
            <text:p>gpmc_ad0</text:p>
          </table:table-cell>
          <table:table-cell table:style-name="ce8" office:value-type="string">
            <text:p>mmc1_dat0</text:p>
          </table:table-cell>
          <table:table-cell table:style-name="ce8" table:number-columns-repeated="5"/>
          <table:table-cell table:style-name="ce8" office:value-type="string">
            <text:p>*gpio1_0</text:p>
          </table:table-cell>
          <table:table-cell office:value-type="string">
            <text:p>emmc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V6</text:p>
          </table:table-cell>
          <table:table-cell office:value-type="string">
            <text:p>GPMC_CSn0</text:p>
          </table:table-cell>
          <table:table-cell office:value-type="string">
            <text:p>0x87C</text:p>
          </table:table-cell>
          <table:table-cell office:value-type="string">
            <text:p>gpmc_csn0</text:p>
          </table:table-cell>
          <table:table-cell table:number-columns-repeated="6"/>
          <table:table-cell office:value-type="string">
            <text:p>*gpio1_29</text:p>
          </table:table-cell>
          <table:table-cell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6" office:value-type="string">
            <text:p>U5</text:p>
          </table:table-cell>
          <table:table-cell table:style-name="ce9" office:value-type="string">
            <text:p>LCD_VSYNC</text:p>
          </table:table-cell>
          <table:table-cell table:style-name="ce9" office:value-type="string">
            <text:p>0x8E0</text:p>
          </table:table-cell>
          <table:table-cell table:style-name="ce9" office:value-type="string">
            <text:p>lcd_vsync</text:p>
          </table:table-cell>
          <table:table-cell table:style-name="ce9" office:value-type="string">
            <text:p>gpmc_a8</text:p>
          </table:table-cell>
          <table:table-cell table:style-name="ce9" office:value-type="string">
            <text:p>gpmc_a1</text:p>
          </table:table-cell>
          <table:table-cell table:style-name="ce9" office:value-type="string">
            <text:p>pr1_edio_data_in2</text:p>
          </table:table-cell>
          <table:table-cell table:style-name="ce9" office:value-type="string">
            <text:p>pr1_edio_data_out2</text:p>
          </table:table-cell>
          <table:table-cell table:style-name="ce9" office:value-type="string">
            <text:p>pr1_pru1_pru_r30_8</text:p>
          </table:table-cell>
          <table:table-cell table:style-name="ce9" office:value-type="string">
            <text:p>pr1_pru1_pru_r31_8</text:p>
          </table:table-cell>
          <table:table-cell table:style-name="ce9" office:value-type="string">
            <text:p>*gpio2_22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6" office:value-type="string">
            <text:p>V5</text:p>
          </table:table-cell>
          <table:table-cell table:style-name="ce9" office:value-type="string">
            <text:p>LCD_PCLK</text:p>
          </table:table-cell>
          <table:table-cell table:style-name="ce9" office:value-type="string">
            <text:p>0x8E8</text:p>
          </table:table-cell>
          <table:table-cell table:style-name="ce9" office:value-type="string">
            <text:p>lcd_pclk</text:p>
          </table:table-cell>
          <table:table-cell table:style-name="ce9" office:value-type="string">
            <text:p>gpmc_a10</text:p>
          </table:table-cell>
          <table:table-cell table:style-name="ce9" office:value-type="string">
            <text:p>pr1_mii0_crs</text:p>
          </table:table-cell>
          <table:table-cell table:style-name="ce9" office:value-type="string">
            <text:p>pr1_edio_data_in4</text:p>
          </table:table-cell>
          <table:table-cell table:style-name="ce9" office:value-type="string">
            <text:p>pr1_edio_data_out4</text:p>
          </table:table-cell>
          <table:table-cell table:style-name="ce9" office:value-type="string">
            <text:p>pr1_pru1_pru_r30_10</text:p>
          </table:table-cell>
          <table:table-cell table:style-name="ce9" office:value-type="string">
            <text:p>pr1_pru1_pru_r31_10</text:p>
          </table:table-cell>
          <table:table-cell table:style-name="ce9" office:value-type="string">
            <text:p>*gpio2_24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6" office:value-type="string">
            <text:p>R5</text:p>
          </table:table-cell>
          <table:table-cell table:style-name="ce9" office:value-type="string">
            <text:p>LCD_HSYNC</text:p>
          </table:table-cell>
          <table:table-cell table:style-name="ce9" office:value-type="string">
            <text:p>0x8E4</text:p>
          </table:table-cell>
          <table:table-cell table:style-name="ce9" office:value-type="string">
            <text:p>lcd_hsync</text:p>
          </table:table-cell>
          <table:table-cell table:style-name="ce9" office:value-type="string">
            <text:p>gpmc_a9</text:p>
          </table:table-cell>
          <table:table-cell table:style-name="ce9" office:value-type="string">
            <text:p>gpmc_a2</text:p>
          </table:table-cell>
          <table:table-cell table:style-name="ce9" office:value-type="string">
            <text:p>pr1_edio_data_in3</text:p>
          </table:table-cell>
          <table:table-cell table:style-name="ce9" office:value-type="string">
            <text:p>pr1_edio_data_out3</text:p>
          </table:table-cell>
          <table:table-cell table:style-name="ce9" office:value-type="string">
            <text:p>pr1_pru1_pru_r30_9</text:p>
          </table:table-cell>
          <table:table-cell table:style-name="ce9" office:value-type="string">
            <text:p>pr1_pru1_pru_r31_9</text:p>
          </table:table-cell>
          <table:table-cell table:style-name="ce9" office:value-type="string">
            <text:p>*gpio2_23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string">
            <text:p>R6</text:p>
          </table:table-cell>
          <table:table-cell table:style-name="ce9" office:value-type="string">
            <text:p>LCD_AC_BIAS_EN</text:p>
          </table:table-cell>
          <table:table-cell table:style-name="ce9" office:value-type="string">
            <text:p>0x8EC</text:p>
          </table:table-cell>
          <table:table-cell table:style-name="ce9" office:value-type="string">
            <text:p>lcd_ac_bias_en</text:p>
          </table:table-cell>
          <table:table-cell table:style-name="ce9" office:value-type="string">
            <text:p>gpmc_a11</text:p>
          </table:table-cell>
          <table:table-cell table:style-name="ce9" office:value-type="string">
            <text:p>pr1_mii1_crs</text:p>
          </table:table-cell>
          <table:table-cell table:style-name="ce9" office:value-type="string">
            <text:p>pr1_edio_data_in5</text:p>
          </table:table-cell>
          <table:table-cell table:style-name="ce9" office:value-type="string">
            <text:p>pr1_edio_data_out5</text:p>
          </table:table-cell>
          <table:table-cell table:style-name="ce9" office:value-type="string">
            <text:p>pr1_pru1_pru_r30_11</text:p>
          </table:table-cell>
          <table:table-cell table:style-name="ce9" office:value-type="string">
            <text:p>pr1_pru1_pru_r31_11</text:p>
          </table:table-cell>
          <table:table-cell table:style-name="ce9" office:value-type="string">
            <text:p>*gpio2_25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string">
            <text:p>V4</text:p>
          </table:table-cell>
          <table:table-cell table:style-name="ce9" office:value-type="string">
            <text:p>LCD_DATA14</text:p>
          </table:table-cell>
          <table:table-cell table:style-name="ce9" office:value-type="string">
            <text:p>0x8D8</text:p>
          </table:table-cell>
          <table:table-cell table:style-name="ce9" office:value-type="string">
            <text:p>lcd_data14</text:p>
          </table:table-cell>
          <table:table-cell table:style-name="ce9" office:value-type="string">
            <text:p>gpmc_a18</text:p>
          </table:table-cell>
          <table:table-cell table:style-name="ce9" office:value-type="string">
            <text:p>eQEP1_index</text:p>
          </table:table-cell>
          <table:table-cell table:style-name="ce9" office:value-type="string">
            <text:p>mcasp0_axr1</text:p>
          </table:table-cell>
          <table:table-cell table:style-name="ce9" office:value-type="string">
            <text:p>uart5_rxd</text:p>
          </table:table-cell>
          <table:table-cell table:style-name="ce9" office:value-type="string">
            <text:p>pr1_mii_mr0_clk</text:p>
          </table:table-cell>
          <table:table-cell table:style-name="ce9" office:value-type="string">
            <text:p>uart5_ctsn</text:p>
          </table:table-cell>
          <table:table-cell table:style-name="ce9" office:value-type="string">
            <text:p>*gpio0_10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6" office:value-type="string">
            <text:p>T5</text:p>
          </table:table-cell>
          <table:table-cell table:style-name="ce9" office:value-type="string">
            <text:p>LCD_DATA15</text:p>
          </table:table-cell>
          <table:table-cell table:style-name="ce9" office:value-type="string">
            <text:p>0x8DC</text:p>
          </table:table-cell>
          <table:table-cell table:style-name="ce9" office:value-type="string">
            <text:p>lcd_data15</text:p>
          </table:table-cell>
          <table:table-cell table:style-name="ce9" office:value-type="string">
            <text:p>gpmc_a19</text:p>
          </table:table-cell>
          <table:table-cell table:style-name="ce9" office:value-type="string">
            <text:p>eQEP1_strobe</text:p>
          </table:table-cell>
          <table:table-cell table:style-name="ce9" office:value-type="string">
            <text:p>mcasp0_ahclkx</text:p>
          </table:table-cell>
          <table:table-cell table:style-name="ce9" office:value-type="string">
            <text:p>mcasp0_axr3</text:p>
          </table:table-cell>
          <table:table-cell table:style-name="ce9" office:value-type="string">
            <text:p>pr1_mii0_rxdv</text:p>
          </table:table-cell>
          <table:table-cell table:style-name="ce9" office:value-type="string">
            <text:p>uart5_rtsn</text:p>
          </table:table-cell>
          <table:table-cell table:style-name="ce9" office:value-type="string">
            <text:p>*gpio0_11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6" office:value-type="string">
            <text:p>V3</text:p>
          </table:table-cell>
          <table:table-cell table:style-name="ce9" office:value-type="string">
            <text:p>LCD_DATA13</text:p>
          </table:table-cell>
          <table:table-cell table:style-name="ce9" office:value-type="string">
            <text:p>0x8D4</text:p>
          </table:table-cell>
          <table:table-cell table:style-name="ce9" office:value-type="string">
            <text:p>lcd_data13</text:p>
          </table:table-cell>
          <table:table-cell table:style-name="ce9" office:value-type="string">
            <text:p>gpmc_a17</text:p>
          </table:table-cell>
          <table:table-cell table:style-name="ce9" office:value-type="string">
            <text:p>eQEP1B_in</text:p>
          </table:table-cell>
          <table:table-cell table:style-name="ce9" office:value-type="string">
            <text:p>mcasp0_fsr</text:p>
          </table:table-cell>
          <table:table-cell table:style-name="ce9" office:value-type="string">
            <text:p>mcasp0_axr3</text:p>
          </table:table-cell>
          <table:table-cell table:style-name="ce9" office:value-type="string">
            <text:p>pr1_mii0_rxer</text:p>
          </table:table-cell>
          <table:table-cell table:style-name="ce9" office:value-type="string">
            <text:p>uart4_rtsn</text:p>
          </table:table-cell>
          <table:table-cell table:style-name="ce9" office:value-type="string">
            <text:p>*gpio0_9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6" office:value-type="string">
            <text:p>U4</text:p>
          </table:table-cell>
          <table:table-cell table:style-name="ce9" office:value-type="string">
            <text:p>LCD_DATA11</text:p>
          </table:table-cell>
          <table:table-cell table:style-name="ce9" office:value-type="string">
            <text:p>0x8CC</text:p>
          </table:table-cell>
          <table:table-cell table:style-name="ce9" office:value-type="string">
            <text:p>lcd_data11</text:p>
          </table:table-cell>
          <table:table-cell table:style-name="ce9" office:value-type="string">
            <text:p>gpmc_a15</text:p>
          </table:table-cell>
          <table:table-cell table:style-name="ce9" office:value-type="string">
            <text:p>ehrpwm1B</text:p>
          </table:table-cell>
          <table:table-cell table:style-name="ce9" office:value-type="string">
            <text:p>mcasp0_ahclkr</text:p>
          </table:table-cell>
          <table:table-cell table:style-name="ce9" office:value-type="string">
            <text:p>mcasp0_axr2</text:p>
          </table:table-cell>
          <table:table-cell table:style-name="ce9" office:value-type="string">
            <text:p>pr1_mii0_rxd0</text:p>
          </table:table-cell>
          <table:table-cell table:style-name="ce9" office:value-type="string">
            <text:p>uart3_rtsn</text:p>
          </table:table-cell>
          <table:table-cell table:style-name="ce9" office:value-type="string">
            <text:p>*gpio2_17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6" office:value-type="string">
            <text:p>V2</text:p>
          </table:table-cell>
          <table:table-cell table:style-name="ce9" office:value-type="string">
            <text:p>LCD_DATA12</text:p>
          </table:table-cell>
          <table:table-cell table:style-name="ce9" office:value-type="string">
            <text:p>0x8D0</text:p>
          </table:table-cell>
          <table:table-cell table:style-name="ce9" office:value-type="string">
            <text:p>lcd_data12</text:p>
          </table:table-cell>
          <table:table-cell table:style-name="ce9" office:value-type="string">
            <text:p>gpmc_a16</text:p>
          </table:table-cell>
          <table:table-cell table:style-name="ce9" office:value-type="string">
            <text:p>eQEP1A_in</text:p>
          </table:table-cell>
          <table:table-cell table:style-name="ce9" office:value-type="string">
            <text:p>mcasp0_aclkr</text:p>
          </table:table-cell>
          <table:table-cell table:style-name="ce9" office:value-type="string">
            <text:p>mcasp0_axr2</text:p>
          </table:table-cell>
          <table:table-cell table:style-name="ce9" office:value-type="string">
            <text:p>pr1_mii0_rxlink</text:p>
          </table:table-cell>
          <table:table-cell table:style-name="ce9" office:value-type="string">
            <text:p>uart4_ctsn</text:p>
          </table:table-cell>
          <table:table-cell table:style-name="ce9" office:value-type="string">
            <text:p>*gpio0_8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6" office:value-type="string">
            <text:p>U3</text:p>
          </table:table-cell>
          <table:table-cell table:style-name="ce9" office:value-type="string">
            <text:p>LCD_DATA10</text:p>
          </table:table-cell>
          <table:table-cell table:style-name="ce9" office:value-type="string">
            <text:p>0x8C8</text:p>
          </table:table-cell>
          <table:table-cell table:style-name="ce9" office:value-type="string">
            <text:p>lcd_data10</text:p>
          </table:table-cell>
          <table:table-cell table:style-name="ce9" office:value-type="string">
            <text:p>gpmc_a14</text:p>
          </table:table-cell>
          <table:table-cell table:style-name="ce9" office:value-type="string">
            <text:p>ehrpwm1A</text:p>
          </table:table-cell>
          <table:table-cell table:style-name="ce9" office:value-type="string">
            <text:p>mcasp0_axr0</text:p>
          </table:table-cell>
          <table:table-cell table:style-name="ce9"/>
          <table:table-cell table:style-name="ce9" office:value-type="string">
            <text:p>pr1_mii0_rxd1</text:p>
          </table:table-cell>
          <table:table-cell table:style-name="ce9" office:value-type="string">
            <text:p>uart3_ctsn</text:p>
          </table:table-cell>
          <table:table-cell table:style-name="ce9" office:value-type="string">
            <text:p>*gpio2_16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6" office:value-type="string">
            <text:p>U1</text:p>
          </table:table-cell>
          <table:table-cell table:style-name="ce9" office:value-type="string">
            <text:p>LCD_DATA8</text:p>
          </table:table-cell>
          <table:table-cell table:style-name="ce9" office:value-type="string">
            <text:p>0x8C0</text:p>
          </table:table-cell>
          <table:table-cell table:style-name="ce9" office:value-type="string">
            <text:p>lcd_data8</text:p>
          </table:table-cell>
          <table:table-cell table:style-name="ce9" office:value-type="string">
            <text:p>gpmc_a12</text:p>
          </table:table-cell>
          <table:table-cell table:style-name="ce9" office:value-type="string">
            <text:p>ehrpwm1_tripzone_input</text:p>
          </table:table-cell>
          <table:table-cell table:style-name="ce9" office:value-type="string">
            <text:p>mcasp0_aclkx</text:p>
          </table:table-cell>
          <table:table-cell table:style-name="ce9" office:value-type="string">
            <text:p>uart5_txd</text:p>
          </table:table-cell>
          <table:table-cell table:style-name="ce9" office:value-type="string">
            <text:p>pr1_mii0_rxd3</text:p>
          </table:table-cell>
          <table:table-cell table:style-name="ce9" office:value-type="string">
            <text:p>uart2_ctsn</text:p>
          </table:table-cell>
          <table:table-cell table:style-name="ce9" office:value-type="string">
            <text:p>*gpio2_14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6" office:value-type="string">
            <text:p>U2</text:p>
          </table:table-cell>
          <table:table-cell table:style-name="ce9" office:value-type="string">
            <text:p>LCD_DATA9</text:p>
          </table:table-cell>
          <table:table-cell table:style-name="ce9" office:value-type="string">
            <text:p>0x8C4</text:p>
          </table:table-cell>
          <table:table-cell table:style-name="ce9" office:value-type="string">
            <text:p>lcd_data9</text:p>
          </table:table-cell>
          <table:table-cell table:style-name="ce9" office:value-type="string">
            <text:p>gpmc_a13</text:p>
          </table:table-cell>
          <table:table-cell table:style-name="ce9" office:value-type="string">
            <text:p>ehrpwm0_synco</text:p>
          </table:table-cell>
          <table:table-cell table:style-name="ce9" office:value-type="string">
            <text:p>mcasp0_fsx</text:p>
          </table:table-cell>
          <table:table-cell table:style-name="ce9" office:value-type="string">
            <text:p>uart5_rxd</text:p>
          </table:table-cell>
          <table:table-cell table:style-name="ce9" office:value-type="string">
            <text:p>pr1_mii0_rxd2</text:p>
          </table:table-cell>
          <table:table-cell table:style-name="ce9" office:value-type="string">
            <text:p>uart2_rtsn</text:p>
          </table:table-cell>
          <table:table-cell table:style-name="ce9" office:value-type="string">
            <text:p>*gpio2_15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6" office:value-type="string">
            <text:p>T3</text:p>
          </table:table-cell>
          <table:table-cell table:style-name="ce9" office:value-type="string">
            <text:p>LCD_DATA6</text:p>
          </table:table-cell>
          <table:table-cell table:style-name="ce9" office:value-type="string">
            <text:p>0x8B8</text:p>
          </table:table-cell>
          <table:table-cell table:style-name="ce9" office:value-type="string">
            <text:p>lcd_data6</text:p>
          </table:table-cell>
          <table:table-cell table:style-name="ce9" office:value-type="string">
            <text:p>gpmc_a6</text:p>
          </table:table-cell>
          <table:table-cell table:style-name="ce9" office:value-type="string">
            <text:p>pr1_edio_data_in6</text:p>
          </table:table-cell>
          <table:table-cell table:style-name="ce9" office:value-type="string">
            <text:p>eQEP2_index</text:p>
          </table:table-cell>
          <table:table-cell table:style-name="ce9" office:value-type="string">
            <text:p>pr1_edio_data_out6</text:p>
          </table:table-cell>
          <table:table-cell table:style-name="ce9" office:value-type="string">
            <text:p>pr1_pru1_pru_r30_6</text:p>
          </table:table-cell>
          <table:table-cell table:style-name="ce9" office:value-type="string">
            <text:p>pr1_pru1_pru_r31_6</text:p>
          </table:table-cell>
          <table:table-cell table:style-name="ce9" office:value-type="string">
            <text:p>*gpio2_12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6" office:value-type="string">
            <text:p>T4</text:p>
          </table:table-cell>
          <table:table-cell table:style-name="ce9" office:value-type="string">
            <text:p>LCD_DATA7</text:p>
          </table:table-cell>
          <table:table-cell table:style-name="ce9" office:value-type="string">
            <text:p>0x8BC</text:p>
          </table:table-cell>
          <table:table-cell table:style-name="ce9" office:value-type="string">
            <text:p>lcd_data7</text:p>
          </table:table-cell>
          <table:table-cell table:style-name="ce9" office:value-type="string">
            <text:p>gpmc_a7</text:p>
          </table:table-cell>
          <table:table-cell table:style-name="ce9" office:value-type="string">
            <text:p>pr1_edio_data_in7</text:p>
          </table:table-cell>
          <table:table-cell table:style-name="ce9" office:value-type="string">
            <text:p>eQEP2_strobe</text:p>
          </table:table-cell>
          <table:table-cell table:style-name="ce9" office:value-type="string">
            <text:p>pr1_edio_data_out7</text:p>
          </table:table-cell>
          <table:table-cell table:style-name="ce9" office:value-type="string">
            <text:p>pr1_pru1_pru_r30_7</text:p>
          </table:table-cell>
          <table:table-cell table:style-name="ce9" office:value-type="string">
            <text:p>pr1_pru1_pru_r31_7</text:p>
          </table:table-cell>
          <table:table-cell table:style-name="ce9" office:value-type="string">
            <text:p>*gpio2_13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41">
            <text:p>41</text:p>
          </table:table-cell>
          <table:table-cell table:style-name="ce6" office:value-type="string">
            <text:p>T1</text:p>
          </table:table-cell>
          <table:table-cell table:style-name="ce9" office:value-type="string">
            <text:p>LCD_DATA4</text:p>
          </table:table-cell>
          <table:table-cell table:style-name="ce9" office:value-type="string">
            <text:p>0x8B0</text:p>
          </table:table-cell>
          <table:table-cell table:style-name="ce9" office:value-type="string">
            <text:p>lcd_data4</text:p>
          </table:table-cell>
          <table:table-cell table:style-name="ce9" office:value-type="string">
            <text:p>gpmc_a4</text:p>
          </table:table-cell>
          <table:table-cell table:style-name="ce9" office:value-type="string">
            <text:p>pr1_mii0_txd1</text:p>
          </table:table-cell>
          <table:table-cell table:style-name="ce9" office:value-type="string">
            <text:p>eQEP2A_in</text:p>
          </table:table-cell>
          <table:table-cell table:style-name="ce9"/>
          <table:table-cell table:style-name="ce9" office:value-type="string">
            <text:p>pr1_pru1_pru_r30_4</text:p>
          </table:table-cell>
          <table:table-cell table:style-name="ce9" office:value-type="string">
            <text:p>pr1_pru1_pru_r31_4</text:p>
          </table:table-cell>
          <table:table-cell table:style-name="ce9" office:value-type="string">
            <text:p>*gpio2_10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6" office:value-type="string">
            <text:p>T2</text:p>
          </table:table-cell>
          <table:table-cell table:style-name="ce9" office:value-type="string">
            <text:p>LCD_DATA5</text:p>
          </table:table-cell>
          <table:table-cell table:style-name="ce9" office:value-type="string">
            <text:p>0x8B4</text:p>
          </table:table-cell>
          <table:table-cell table:style-name="ce9" office:value-type="string">
            <text:p>lcd_data5</text:p>
          </table:table-cell>
          <table:table-cell table:style-name="ce9" office:value-type="string">
            <text:p>gpmc_a5</text:p>
          </table:table-cell>
          <table:table-cell table:style-name="ce9" office:value-type="string">
            <text:p>pr1_mii0_txd0</text:p>
          </table:table-cell>
          <table:table-cell table:style-name="ce9" office:value-type="string">
            <text:p>eQEP2B_in</text:p>
          </table:table-cell>
          <table:table-cell table:style-name="ce9"/>
          <table:table-cell table:style-name="ce9" office:value-type="string">
            <text:p>pr1_pru1_pru_r30_5</text:p>
          </table:table-cell>
          <table:table-cell table:style-name="ce9" office:value-type="string">
            <text:p>pr1_pru1_pru_r31_5</text:p>
          </table:table-cell>
          <table:table-cell table:style-name="ce9" office:value-type="string">
            <text:p>*gpio2_11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6" office:value-type="string">
            <text:p>R3</text:p>
          </table:table-cell>
          <table:table-cell table:style-name="ce9" office:value-type="string">
            <text:p>LCD_DATA2</text:p>
          </table:table-cell>
          <table:table-cell table:style-name="ce9" office:value-type="string">
            <text:p>0x8A8</text:p>
          </table:table-cell>
          <table:table-cell table:style-name="ce9" office:value-type="string">
            <text:p>lcd_data2</text:p>
          </table:table-cell>
          <table:table-cell table:style-name="ce9" office:value-type="string">
            <text:p>gpmc_a2</text:p>
          </table:table-cell>
          <table:table-cell table:style-name="ce9" office:value-type="string">
            <text:p>pr1_mii0_txd3</text:p>
          </table:table-cell>
          <table:table-cell table:style-name="ce9" office:value-type="string">
            <text:p>ehrpwm2_tripzone_input</text:p>
          </table:table-cell>
          <table:table-cell table:style-name="ce9"/>
          <table:table-cell table:style-name="ce9" office:value-type="string">
            <text:p>pr1_pru1_pru_r30_2</text:p>
          </table:table-cell>
          <table:table-cell table:style-name="ce9" office:value-type="string">
            <text:p>pr1_pru1_pru_r31_2</text:p>
          </table:table-cell>
          <table:table-cell table:style-name="ce9" office:value-type="string">
            <text:p>*gpio2_8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6" office:value-type="string">
            <text:p>R4</text:p>
          </table:table-cell>
          <table:table-cell table:style-name="ce9" office:value-type="string">
            <text:p>LCD_DATA3</text:p>
          </table:table-cell>
          <table:table-cell table:style-name="ce9" office:value-type="string">
            <text:p>0x8AC</text:p>
          </table:table-cell>
          <table:table-cell table:style-name="ce9" office:value-type="string">
            <text:p>lcd_data3</text:p>
          </table:table-cell>
          <table:table-cell table:style-name="ce9" office:value-type="string">
            <text:p>gpmc_a3</text:p>
          </table:table-cell>
          <table:table-cell table:style-name="ce9" office:value-type="string">
            <text:p>pr1_mii0_txd2</text:p>
          </table:table-cell>
          <table:table-cell table:style-name="ce9" office:value-type="string">
            <text:p>ehrpwm0_synco</text:p>
          </table:table-cell>
          <table:table-cell table:style-name="ce9"/>
          <table:table-cell table:style-name="ce9" office:value-type="string">
            <text:p>pr1_pru1_pru_r30_3</text:p>
          </table:table-cell>
          <table:table-cell table:style-name="ce9" office:value-type="string">
            <text:p>pr1_pru1_pru_r31_3</text:p>
          </table:table-cell>
          <table:table-cell table:style-name="ce9" office:value-type="string">
            <text:p>*gpio2_9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6" office:value-type="string">
            <text:p>R1</text:p>
          </table:table-cell>
          <table:table-cell table:style-name="ce9" office:value-type="string">
            <text:p>LCD_DATA0</text:p>
          </table:table-cell>
          <table:table-cell table:style-name="ce9" office:value-type="string">
            <text:p>0x8A0</text:p>
          </table:table-cell>
          <table:table-cell table:style-name="ce9" office:value-type="string">
            <text:p>lcd_data0</text:p>
          </table:table-cell>
          <table:table-cell table:style-name="ce9" office:value-type="string">
            <text:p>gpmc_a0</text:p>
          </table:table-cell>
          <table:table-cell table:style-name="ce9" office:value-type="string">
            <text:p>pr1_mii_mt0_clk</text:p>
          </table:table-cell>
          <table:table-cell table:style-name="ce9" office:value-type="string">
            <text:p>ehrpwm2A</text:p>
          </table:table-cell>
          <table:table-cell table:style-name="ce9"/>
          <table:table-cell table:style-name="ce9" office:value-type="string">
            <text:p>pr1_pru1_pru_r30_0</text:p>
          </table:table-cell>
          <table:table-cell table:style-name="ce9" office:value-type="string">
            <text:p>pr1_pru1_pru_r31_0</text:p>
          </table:table-cell>
          <table:table-cell table:style-name="ce9" office:value-type="string">
            <text:p>*gpio2_6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6" office:value-type="string">
            <text:p>R2</text:p>
          </table:table-cell>
          <table:table-cell table:style-name="ce9" office:value-type="string">
            <text:p>LCD_DATA1</text:p>
          </table:table-cell>
          <table:table-cell table:style-name="ce9" office:value-type="string">
            <text:p>0x8A4</text:p>
          </table:table-cell>
          <table:table-cell table:style-name="ce9" office:value-type="string">
            <text:p>lcd_data1</text:p>
          </table:table-cell>
          <table:table-cell table:style-name="ce9" office:value-type="string">
            <text:p>gpmc_a1</text:p>
          </table:table-cell>
          <table:table-cell table:style-name="ce9" office:value-type="string">
            <text:p>pr1_mii0_txen</text:p>
          </table:table-cell>
          <table:table-cell table:style-name="ce9" office:value-type="string">
            <text:p>ehrpwm2B</text:p>
          </table:table-cell>
          <table:table-cell table:style-name="ce9"/>
          <table:table-cell table:style-name="ce9" office:value-type="string">
            <text:p>pr1_pru1_pru_r30_1</text:p>
          </table:table-cell>
          <table:table-cell table:style-name="ce9" office:value-type="string">
            <text:p>pr1_pru1_pru_r31_1</text:p>
          </table:table-cell>
          <table:table-cell table:style-name="ce9" office:value-type="string">
            <text:p>*gpio2_7</text:p>
          </table:table-cell>
          <table:table-cell office:value-type="string">
            <text:p>hdmi</text:p>
          </table:table-cell>
        </table:table-row>
        <table:table-row table:style-name="ro2">
          <table:table-cell table:style-name="ce2" table:number-columns-repeated="2"/>
          <table:table-cell table:style-name="Default" table:number-columns-repeated="10"/>
          <table:table-cell/>
        </table:table-row>
        <table:table-row table:style-name="ro3">
          <table:table-cell table:style-name="ce1" office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/>
        </table:table-row>
        <table:table-row table:style-name="ro2">
          <table:table-cell table:style-name="ce2" table:number-columns-repeated="12"/>
          <table:table-cell/>
        </table:table-row>
        <table:table-row table:style-name="ro2">
          <table:table-cell table:style-name="ce3" office:value-type="string">
            <text:p>Pin</text:p>
          </table:table-cell>
          <table:table-cell table:style-name="ce3" office:value-type="string">
            <text:p>CPU Pin</text:p>
          </table:table-cell>
          <table:table-cell table:style-name="ce3" office:value-type="string">
            <text:p>Pin Name</text:p>
          </table:table-cell>
          <table:table-cell table:style-name="ce3" office:value-type="string">
            <text:p>Pinmux register offset</text:p>
          </table:table-cell>
          <table:table-cell table:style-name="ce3" office:value-type="string">
            <text:p>mode 0</text:p>
          </table:table-cell>
          <table:table-cell table:style-name="ce3" office:value-type="string">
            <text:p>mode 1</text:p>
          </table:table-cell>
          <table:table-cell table:style-name="ce3" office:value-type="string">
            <text:p>mode 2</text:p>
          </table:table-cell>
          <table:table-cell table:style-name="ce3" office:value-type="string">
            <text:p>mode 3</text:p>
          </table:table-cell>
          <table:table-cell table:style-name="ce3" office:value-type="string">
            <text:p>mode 4</text:p>
          </table:table-cell>
          <table:table-cell table:style-name="ce3" office:value-type="string">
            <text:p>mode 5</text:p>
          </table:table-cell>
          <table:table-cell table:style-name="ce3" office:value-type="string">
            <text:p>mode 6</text:p>
          </table:table-cell>
          <table:table-cell table:style-name="ce3" office:value-type="string">
            <text:p>mode 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.3V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.3V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DD_5V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VDD_5V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YS_5V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YS_5V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WR_BUT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10</text:p>
          </table:table-cell>
          <table:table-cell office:value-type="string">
            <text:p>WARMRSTn</text:p>
          </table:table-cell>
          <table:table-cell office:value-type="string">
            <text:p>0x9B8</text:p>
          </table:table-cell>
          <table:table-cell office:value-type="string">
            <text:p>*nRESETIN_OUT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17</text:p>
          </table:table-cell>
          <table:table-cell office:value-type="string">
            <text:p>GPMC_WAIT0</text:p>
          </table:table-cell>
          <table:table-cell office:value-type="string">
            <text:p>0x870</text:p>
          </table:table-cell>
          <table:table-cell office:value-type="string">
            <text:p>gpmc_wait0</text:p>
          </table:table-cell>
          <table:table-cell office:value-type="string">
            <text:p>gmii2_crs</text:p>
          </table:table-cell>
          <table:table-cell office:value-type="string">
            <text:p>gpmc_csn4</text:p>
          </table:table-cell>
          <table:table-cell office:value-type="string">
            <text:p>rmii2_crs_dv</text:p>
          </table:table-cell>
          <table:table-cell office:value-type="string">
            <text:p>mmc1_sdcd</text:p>
          </table:table-cell>
          <table:table-cell office:value-type="string">
            <text:p>pr1_mii1_col</text:p>
          </table:table-cell>
          <table:table-cell office:value-type="string">
            <text:p>uart4_rxd</text:p>
          </table:table-cell>
          <table:table-cell office:value-type="string">
            <text:p>*gpio0_3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18</text:p>
          </table:table-cell>
          <table:table-cell office:value-type="string">
            <text:p>GPMC_BEn1</text:p>
          </table:table-cell>
          <table:table-cell office:value-type="string">
            <text:p>0x878</text:p>
          </table:table-cell>
          <table:table-cell office:value-type="string">
            <text:p>gpmc_be1n</text:p>
          </table:table-cell>
          <table:table-cell office:value-type="string">
            <text:p>gmii2_col</text:p>
          </table:table-cell>
          <table:table-cell office:value-type="string">
            <text:p>gpmc_csn6</text:p>
          </table:table-cell>
          <table:table-cell office:value-type="string">
            <text:p>mmc2_dat3</text:p>
          </table:table-cell>
          <table:table-cell office:value-type="string">
            <text:p>gpmc_dir</text:p>
          </table:table-cell>
          <table:table-cell office:value-type="string">
            <text:p>pr1_mii1_rxlink</text:p>
          </table:table-cell>
          <table:table-cell office:value-type="string">
            <text:p>mcasp0_aclkr</text:p>
          </table:table-cell>
          <table:table-cell office:value-type="string">
            <text:p>*gpio1_28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17</text:p>
          </table:table-cell>
          <table:table-cell office:value-type="string">
            <text:p>GPMC_WPn</text:p>
          </table:table-cell>
          <table:table-cell office:value-type="string">
            <text:p>0x874</text:p>
          </table:table-cell>
          <table:table-cell office:value-type="string">
            <text:p>gpmc_wpn</text:p>
          </table:table-cell>
          <table:table-cell office:value-type="string">
            <text:p>gmii2_rxerr</text:p>
          </table:table-cell>
          <table:table-cell office:value-type="string">
            <text:p>gpmc_csn5</text:p>
          </table:table-cell>
          <table:table-cell office:value-type="string">
            <text:p>rmii2_rxerr</text:p>
          </table:table-cell>
          <table:table-cell office:value-type="string">
            <text:p>mmc2_sdcd</text:p>
          </table:table-cell>
          <table:table-cell office:value-type="string">
            <text:p>pr1_mii1_txen</text:p>
          </table:table-cell>
          <table:table-cell office:value-type="string">
            <text:p>uart4_txd</text:p>
          </table:table-cell>
          <table:table-cell office:value-type="string">
            <text:p>*gpio0_31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14</text:p>
          </table:table-cell>
          <table:table-cell office:value-type="string">
            <text:p>GPMC_A2</text:p>
          </table:table-cell>
          <table:table-cell office:value-type="string">
            <text:p>0x848</text:p>
          </table:table-cell>
          <table:table-cell office:value-type="string">
            <text:p>gpmc_a2</text:p>
          </table:table-cell>
          <table:table-cell office:value-type="string">
            <text:p>gmii2_txd3</text:p>
          </table:table-cell>
          <table:table-cell office:value-type="string">
            <text:p>rgmii2_td3</text:p>
          </table:table-cell>
          <table:table-cell office:value-type="string">
            <text:p>mmc2_dat1</text:p>
          </table:table-cell>
          <table:table-cell office:value-type="string">
            <text:p>gpmc_a18</text:p>
          </table:table-cell>
          <table:table-cell office:value-type="string">
            <text:p>pr1_mii1_txd2</text:p>
          </table:table-cell>
          <table:table-cell office:value-type="string">
            <text:p>ehrpwm1A</text:p>
          </table:table-cell>
          <table:table-cell office:value-type="string">
            <text:p>*gpio1_18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13</text:p>
          </table:table-cell>
          <table:table-cell office:value-type="string">
            <text:p>GPMC_A0</text:p>
          </table:table-cell>
          <table:table-cell office:value-type="string">
            <text:p>0x840</text:p>
          </table:table-cell>
          <table:table-cell office:value-type="string">
            <text:p>gpmc_a0</text:p>
          </table:table-cell>
          <table:table-cell office:value-type="string">
            <text:p>gmii2_txen</text:p>
          </table:table-cell>
          <table:table-cell office:value-type="string">
            <text:p>rgmii2_tctl</text:p>
          </table:table-cell>
          <table:table-cell office:value-type="string">
            <text:p>rmii2_txen</text:p>
          </table:table-cell>
          <table:table-cell office:value-type="string">
            <text:p>gpmc_a16</text:p>
          </table:table-cell>
          <table:table-cell office:value-type="string">
            <text:p>pr1_mii_mt1_clk</text:p>
          </table:table-cell>
          <table:table-cell office:value-type="string">
            <text:p>ehrpwm1_tripzone_input</text:p>
          </table:table-cell>
          <table:table-cell office:value-type="string">
            <text:p>*gpio1_16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14</text:p>
          </table:table-cell>
          <table:table-cell office:value-type="string">
            <text:p>GPMC_A3</text:p>
          </table:table-cell>
          <table:table-cell office:value-type="string">
            <text:p>0x84C</text:p>
          </table:table-cell>
          <table:table-cell office:value-type="string">
            <text:p>gpmc_a3</text:p>
          </table:table-cell>
          <table:table-cell office:value-type="string">
            <text:p>gmii2_txd2</text:p>
          </table:table-cell>
          <table:table-cell office:value-type="string">
            <text:p>rgmii2_td2</text:p>
          </table:table-cell>
          <table:table-cell office:value-type="string">
            <text:p>mmc2_dat2</text:p>
          </table:table-cell>
          <table:table-cell office:value-type="string">
            <text:p>gpmc_a19</text:p>
          </table:table-cell>
          <table:table-cell office:value-type="string">
            <text:p>pr1_mii1_txd1</text:p>
          </table:table-cell>
          <table:table-cell office:value-type="string">
            <text:p>ehrpwm1B</text:p>
          </table:table-cell>
          <table:table-cell office:value-type="string">
            <text:p>*gpio1_19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16</text:p>
          </table:table-cell>
          <table:table-cell office:value-type="string">
            <text:p>SPI0_CS0</text:p>
          </table:table-cell>
          <table:table-cell office:value-type="string">
            <text:p>0x95C</text:p>
          </table:table-cell>
          <table:table-cell office:value-type="string">
            <text:p>spi0_cs0</text:p>
          </table:table-cell>
          <table:table-cell office:value-type="string">
            <text:p>mmc2_sdwp</text:p>
          </table:table-cell>
          <table:table-cell office:value-type="string">
            <text:p>I2C1_SCL</text:p>
          </table:table-cell>
          <table:table-cell office:value-type="string">
            <text:p>ehrpwm0_synci</text:p>
          </table:table-cell>
          <table:table-cell office:value-type="string">
            <text:p>pr1_uart0_txd</text:p>
          </table:table-cell>
          <table:table-cell office:value-type="string">
            <text:p>pr1_edio_data_in1</text:p>
          </table:table-cell>
          <table:table-cell office:value-type="string">
            <text:p>pr1_edio_data_out1</text:p>
          </table:table-cell>
          <table:table-cell office:value-type="string">
            <text:p>*gpio0_5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16</text:p>
          </table:table-cell>
          <table:table-cell office:value-type="string">
            <text:p>SPI0_D1</text:p>
          </table:table-cell>
          <table:table-cell office:value-type="string">
            <text:p>0x958</text:p>
          </table:table-cell>
          <table:table-cell office:value-type="string">
            <text:p>spi0_d1</text:p>
          </table:table-cell>
          <table:table-cell office:value-type="string">
            <text:p>mmc1_sdwp</text:p>
          </table:table-cell>
          <table:table-cell office:value-type="string">
            <text:p>I2C1_SDA</text:p>
          </table:table-cell>
          <table:table-cell office:value-type="string">
            <text:p>ehrpwm0_tripzone_input</text:p>
          </table:table-cell>
          <table:table-cell office:value-type="string">
            <text:p>pr1_uart0_rxd</text:p>
          </table:table-cell>
          <table:table-cell office:value-type="string">
            <text:p>pr1_edio_data_in0</text:p>
          </table:table-cell>
          <table:table-cell office:value-type="string">
            <text:p>pr1_edio_data_out0</text:p>
          </table:table-cell>
          <table:table-cell office:value-type="string">
            <text:p>*gpio0_4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17</text:p>
          </table:table-cell>
          <table:table-cell office:value-type="string">
            <text:p>UART1_RTSn</text:p>
          </table:table-cell>
          <table:table-cell office:value-type="string">
            <text:p>0x97C</text:p>
          </table:table-cell>
          <table:table-cell office:value-type="string">
            <text:p>uart1_rtsn</text:p>
          </table:table-cell>
          <table:table-cell office:value-type="string">
            <text:p>timer5</text:p>
          </table:table-cell>
          <table:table-cell office:value-type="string">
            <text:p>dcan0_rx</text:p>
          </table:table-cell>
          <table:table-cell office:value-type="string">
            <text:p>I2C2_SCL</text:p>
          </table:table-cell>
          <table:table-cell office:value-type="string">
            <text:p>spi1_cs1</text:p>
          </table:table-cell>
          <table:table-cell office:value-type="string">
            <text:p>pr1_uart0_rts_n</text:p>
          </table:table-cell>
          <table:table-cell office:value-type="string">
            <text:p>pr1_edc_latch1_in</text:p>
          </table:table-cell>
          <table:table-cell office:value-type="string">
            <text:p>*gpio0_13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18</text:p>
          </table:table-cell>
          <table:table-cell office:value-type="string">
            <text:p>UART1_CTSn</text:p>
          </table:table-cell>
          <table:table-cell office:value-type="string">
            <text:p>0x978</text:p>
          </table:table-cell>
          <table:table-cell office:value-type="string">
            <text:p>uart1_ctsn</text:p>
          </table:table-cell>
          <table:table-cell office:value-type="string">
            <text:p>timer6</text:p>
          </table:table-cell>
          <table:table-cell office:value-type="string">
            <text:p>dcan0_tx</text:p>
          </table:table-cell>
          <table:table-cell office:value-type="string">
            <text:p>I2C2_SDA</text:p>
          </table:table-cell>
          <table:table-cell office:value-type="string">
            <text:p>spi1_cs0</text:p>
          </table:table-cell>
          <table:table-cell office:value-type="string">
            <text:p>pr1_uart0_cts_n</text:p>
          </table:table-cell>
          <table:table-cell office:value-type="string">
            <text:p>pr1_edc_latch0_in</text:p>
          </table:table-cell>
          <table:table-cell office:value-type="string">
            <text:p>*gpio0_12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17</text:p>
          </table:table-cell>
          <table:table-cell office:value-type="string">
            <text:p>SPI0_D0</text:p>
          </table:table-cell>
          <table:table-cell office:value-type="string">
            <text:p>0x954</text:p>
          </table:table-cell>
          <table:table-cell office:value-type="string">
            <text:p>spi0_d0</text:p>
          </table:table-cell>
          <table:table-cell office:value-type="string">
            <text:p>uart2_txd</text:p>
          </table:table-cell>
          <table:table-cell office:value-type="string">
            <text:p>I2C2_SCL</text:p>
          </table:table-cell>
          <table:table-cell office:value-type="string">
            <text:p>ehrpwm0B</text:p>
          </table:table-cell>
          <table:table-cell office:value-type="string">
            <text:p>pr1_uart0_rts_n</text:p>
          </table:table-cell>
          <table:table-cell office:value-type="string">
            <text:p>pr1_edio_latch_in</text:p>
          </table:table-cell>
          <table:table-cell office:value-type="string">
            <text:p>EMU3</text:p>
          </table:table-cell>
          <table:table-cell office:value-type="string">
            <text:p>*gpio0_3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17</text:p>
          </table:table-cell>
          <table:table-cell office:value-type="string">
            <text:p>SPI0_SCLK</text:p>
          </table:table-cell>
          <table:table-cell office:value-type="string">
            <text:p>0x950</text:p>
          </table:table-cell>
          <table:table-cell office:value-type="string">
            <text:p>spi0_sclk</text:p>
          </table:table-cell>
          <table:table-cell office:value-type="string">
            <text:p>uart2_rxd</text:p>
          </table:table-cell>
          <table:table-cell office:value-type="string">
            <text:p>I2C2_SDA</text:p>
          </table:table-cell>
          <table:table-cell office:value-type="string">
            <text:p>ehrpwm0A</text:p>
          </table:table-cell>
          <table:table-cell office:value-type="string">
            <text:p>pr1_uart0_cts_n</text:p>
          </table:table-cell>
          <table:table-cell office:value-type="string">
            <text:p>pr1_edio_sof</text:p>
          </table:table-cell>
          <table:table-cell office:value-type="string">
            <text:p>EMU2</text:p>
          </table:table-cell>
          <table:table-cell office:value-type="string">
            <text:p>*gpio0_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V14</text:p>
          </table:table-cell>
          <table:table-cell office:value-type="string">
            <text:p>GPMC_A1</text:p>
          </table:table-cell>
          <table:table-cell office:value-type="string">
            <text:p>0x844</text:p>
          </table:table-cell>
          <table:table-cell office:value-type="string">
            <text:p>gpmc_a1</text:p>
          </table:table-cell>
          <table:table-cell office:value-type="string">
            <text:p>gmii2_rxdv</text:p>
          </table:table-cell>
          <table:table-cell office:value-type="string">
            <text:p>rgmii2_rctl</text:p>
          </table:table-cell>
          <table:table-cell office:value-type="string">
            <text:p>mmc2_dat0</text:p>
          </table:table-cell>
          <table:table-cell office:value-type="string">
            <text:p>gpmc_a17</text:p>
          </table:table-cell>
          <table:table-cell office:value-type="string">
            <text:p>pr1_mii1_txd3</text:p>
          </table:table-cell>
          <table:table-cell office:value-type="string">
            <text:p>ehrpwm0_synco</text:p>
          </table:table-cell>
          <table:table-cell office:value-type="string">
            <text:p>*gpio1_17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15</text:p>
          </table:table-cell>
          <table:table-cell office:value-type="string">
            <text:p>UART1_TXD</text:p>
          </table:table-cell>
          <table:table-cell office:value-type="string">
            <text:p>0x984</text:p>
          </table:table-cell>
          <table:table-cell office:value-type="string">
            <text:p>uart1_txd</text:p>
          </table:table-cell>
          <table:table-cell office:value-type="string">
            <text:p>mmc2_sdwp</text:p>
          </table:table-cell>
          <table:table-cell office:value-type="string">
            <text:p>dcan1_rx</text:p>
          </table:table-cell>
          <table:table-cell office:value-type="string">
            <text:p>I2C1_SCL</text:p>
          </table:table-cell>
          <table:table-cell/>
          <table:table-cell office:value-type="string">
            <text:p>pr1_uart0_txd</text:p>
          </table:table-cell>
          <table:table-cell office:value-type="string">
            <text:p>pr1_pru0_pru_r31_16</text:p>
          </table:table-cell>
          <table:table-cell office:value-type="string">
            <text:p>*gpio0_15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14</text:p>
          </table:table-cell>
          <table:table-cell office:value-type="string">
            <text:p>MCASP0_AHCLKX</text:p>
          </table:table-cell>
          <table:table-cell office:value-type="string">
            <text:p>0x9AC</text:p>
          </table:table-cell>
          <table:table-cell office:value-type="string">
            <text:p>mcasp0_ahclkx</text:p>
          </table:table-cell>
          <table:table-cell office:value-type="string">
            <text:p>eQEP0_strobe</text:p>
          </table:table-cell>
          <table:table-cell office:value-type="string">
            <text:p>mcasp0_axr3</text:p>
          </table:table-cell>
          <table:table-cell office:value-type="string">
            <text:p>mcasp1_axr1</text:p>
          </table:table-cell>
          <table:table-cell office:value-type="string">
            <text:p>EMU4</text:p>
          </table:table-cell>
          <table:table-cell office:value-type="string">
            <text:p>pr1_pru0_pru_r30_7</text:p>
          </table:table-cell>
          <table:table-cell office:value-type="string">
            <text:p>pr1_pru0_pru_r31_7</text:p>
          </table:table-cell>
          <table:table-cell office:value-type="string">
            <text:p>*gpio3_21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16</text:p>
          </table:table-cell>
          <table:table-cell office:value-type="string">
            <text:p>UART1_RXD</text:p>
          </table:table-cell>
          <table:table-cell office:value-type="string">
            <text:p>0x980</text:p>
          </table:table-cell>
          <table:table-cell office:value-type="string">
            <text:p>uart1_rxd</text:p>
          </table:table-cell>
          <table:table-cell office:value-type="string">
            <text:p>mmc1_sdwp</text:p>
          </table:table-cell>
          <table:table-cell office:value-type="string">
            <text:p>dcan1_tx</text:p>
          </table:table-cell>
          <table:table-cell office:value-type="string">
            <text:p>I2C1_SDA</text:p>
          </table:table-cell>
          <table:table-cell/>
          <table:table-cell office:value-type="string">
            <text:p>pr1_uart0_rxd</text:p>
          </table:table-cell>
          <table:table-cell office:value-type="string">
            <text:p>pr1_pru1_pru_r31_16</text:p>
          </table:table-cell>
          <table:table-cell office:value-type="string">
            <text:p>*gpio0_14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13</text:p>
          </table:table-cell>
          <table:table-cell office:value-type="string">
            <text:p>MCASP0_FSR</text:p>
          </table:table-cell>
          <table:table-cell office:value-type="string">
            <text:p>0x9A4</text:p>
          </table:table-cell>
          <table:table-cell office:value-type="string">
            <text:p>mcasp0_fsr</text:p>
          </table:table-cell>
          <table:table-cell office:value-type="string">
            <text:p>eQEP0B_in</text:p>
          </table:table-cell>
          <table:table-cell office:value-type="string">
            <text:p>mcasp0_axr3</text:p>
          </table:table-cell>
          <table:table-cell office:value-type="string">
            <text:p>mcasp1_fsx</text:p>
          </table:table-cell>
          <table:table-cell office:value-type="string">
            <text:p>EMU2</text:p>
          </table:table-cell>
          <table:table-cell office:value-type="string">
            <text:p>pr1_pru0_pru_r30_5</text:p>
          </table:table-cell>
          <table:table-cell office:value-type="string">
            <text:p>pr1_pru0_pru_r31_5</text:p>
          </table:table-cell>
          <table:table-cell office:value-type="string">
            <text:p>*gpio3_19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12</text:p>
          </table:table-cell>
          <table:table-cell office:value-type="string">
            <text:p>MCASP0_AHCLKR</text:p>
          </table:table-cell>
          <table:table-cell office:value-type="string">
            <text:p>0x99C</text:p>
          </table:table-cell>
          <table:table-cell office:value-type="string">
            <text:p>mcasp0_ahclkr</text:p>
          </table:table-cell>
          <table:table-cell office:value-type="string">
            <text:p>ehrpwm0_synci</text:p>
          </table:table-cell>
          <table:table-cell office:value-type="string">
            <text:p>mcasp0_axr2</text:p>
          </table:table-cell>
          <table:table-cell office:value-type="string">
            <text:p>spi1_cs0</text:p>
          </table:table-cell>
          <table:table-cell office:value-type="string">
            <text:p>eCAP2_in_PWM2_out</text:p>
          </table:table-cell>
          <table:table-cell office:value-type="string">
            <text:p>pr1_pru0_pru_r30_3</text:p>
          </table:table-cell>
          <table:table-cell office:value-type="string">
            <text:p>pr1_pru0_pru_r31_3</text:p>
          </table:table-cell>
          <table:table-cell office:value-type="string">
            <text:p>*gpio3_17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13</text:p>
          </table:table-cell>
          <table:table-cell office:value-type="string">
            <text:p>MCASP0_FSX</text:p>
          </table:table-cell>
          <table:table-cell office:value-type="string">
            <text:p>0x994</text:p>
          </table:table-cell>
          <table:table-cell office:value-type="string">
            <text:p>mcasp0_fsx</text:p>
          </table:table-cell>
          <table:table-cell office:value-type="string">
            <text:p>ehrpwm0B</text:p>
          </table:table-cell>
          <table:table-cell/>
          <table:table-cell office:value-type="string">
            <text:p>spi1_d0</text:p>
          </table:table-cell>
          <table:table-cell office:value-type="string">
            <text:p>mmc1_sdcd</text:p>
          </table:table-cell>
          <table:table-cell office:value-type="string">
            <text:p>pr1_pru0_pru_r30_1</text:p>
          </table:table-cell>
          <table:table-cell office:value-type="string">
            <text:p>pr1_pru0_pru_r31_1</text:p>
          </table:table-cell>
          <table:table-cell office:value-type="string">
            <text:p>*gpio3_15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12</text:p>
          </table:table-cell>
          <table:table-cell office:value-type="string">
            <text:p>MCASP0_AXR0</text:p>
          </table:table-cell>
          <table:table-cell office:value-type="string">
            <text:p>0x998</text:p>
          </table:table-cell>
          <table:table-cell office:value-type="string">
            <text:p>mcasp0_axr0</text:p>
          </table:table-cell>
          <table:table-cell office:value-type="string">
            <text:p>ehrpwm0_tripzone_input</text:p>
          </table:table-cell>
          <table:table-cell/>
          <table:table-cell office:value-type="string">
            <text:p>spi1_d1</text:p>
          </table:table-cell>
          <table:table-cell office:value-type="string">
            <text:p>mmc2_sdcd</text:p>
          </table:table-cell>
          <table:table-cell office:value-type="string">
            <text:p>pr1_pru0_pru_r30_2</text:p>
          </table:table-cell>
          <table:table-cell office:value-type="string">
            <text:p>pr1_pru0_pru_r31_2</text:p>
          </table:table-cell>
          <table:table-cell office:value-type="string">
            <text:p>*gpio3_16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13</text:p>
          </table:table-cell>
          <table:table-cell office:value-type="string">
            <text:p>MCASP0_ACLKX</text:p>
          </table:table-cell>
          <table:table-cell office:value-type="string">
            <text:p>0x990</text:p>
          </table:table-cell>
          <table:table-cell office:value-type="string">
            <text:p>mcasp0_aclkx</text:p>
          </table:table-cell>
          <table:table-cell office:value-type="string">
            <text:p>ehrpwm0A</text:p>
          </table:table-cell>
          <table:table-cell/>
          <table:table-cell office:value-type="string">
            <text:p>spi1_sclk</text:p>
          </table:table-cell>
          <table:table-cell office:value-type="string">
            <text:p>mmc0_sdcd</text:p>
          </table:table-cell>
          <table:table-cell office:value-type="string">
            <text:p>pr1_pru0_pru_r30_0</text:p>
          </table:table-cell>
          <table:table-cell office:value-type="string">
            <text:p>pr1_pru0_pru_r31_0</text:p>
          </table:table-cell>
          <table:table-cell office:value-type="string">
            <text:p>*gpio3_1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VADC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8</text:p>
          </table:table-cell>
          <table:table-cell office:value-type="string">
            <text:p>AIN4</text:p>
          </table:table-cell>
          <table:table-cell/>
          <table:table-cell office:value-type="string">
            <text:p>*AIN4</text:p>
          </table:table-cell>
          <table:table-cell table:number-columns-repeated="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GND</text:p>
          </table:table-cell>
          <table:table-cell table:number-columns-repeated="11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8</text:p>
          </table:table-cell>
          <table:table-cell office:value-type="string">
            <text:p>AIN6</text:p>
          </table:table-cell>
          <table:table-cell/>
          <table:table-cell office:value-type="string">
            <text:p>*AIN6</text:p>
          </table:table-cell>
          <table:table-cell table:number-columns-repeated="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8</text:p>
          </table:table-cell>
          <table:table-cell office:value-type="string">
            <text:p>AIN5</text:p>
          </table:table-cell>
          <table:table-cell/>
          <table:table-cell office:value-type="string">
            <text:p>*AIN5</text:p>
          </table:table-cell>
          <table:table-cell table:number-columns-repeated="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B7</text:p>
          </table:table-cell>
          <table:table-cell office:value-type="string">
            <text:p>AIN2</text:p>
          </table:table-cell>
          <table:table-cell/>
          <table:table-cell office:value-type="string">
            <text:p>*AIN2</text:p>
          </table:table-cell>
          <table:table-cell table:number-columns-repeated="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7</text:p>
          </table:table-cell>
          <table:table-cell office:value-type="string">
            <text:p>AIN3</text:p>
          </table:table-cell>
          <table:table-cell/>
          <table:table-cell office:value-type="string">
            <text:p>*AIN3</text:p>
          </table:table-cell>
          <table:table-cell table:number-columns-repeated="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B6</text:p>
          </table:table-cell>
          <table:table-cell office:value-type="string">
            <text:p>AIN0</text:p>
          </table:table-cell>
          <table:table-cell/>
          <table:table-cell office:value-type="string">
            <text:p>*AIN0</text:p>
          </table:table-cell>
          <table:table-cell table:number-columns-repeated="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7</text:p>
          </table:table-cell>
          <table:table-cell office:value-type="string">
            <text:p>AIN1</text:p>
          </table:table-cell>
          <table:table-cell/>
          <table:table-cell office:value-type="string">
            <text:p>*AIN1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14</text:p>
          </table:table-cell>
          <table:table-cell office:value-type="string">
            <text:p>XDMA_EVENT_INTR1</text:p>
          </table:table-cell>
          <table:table-cell office:value-type="string">
            <text:p>0x9B4</text:p>
          </table:table-cell>
          <table:table-cell office:value-type="string">
            <text:p>xdma_event_intr1</text:p>
          </table:table-cell>
          <table:table-cell/>
          <table:table-cell office:value-type="string">
            <text:p>tclkin</text:p>
          </table:table-cell>
          <table:table-cell office:value-type="string">
            <text:p>clkout2</text:p>
          </table:table-cell>
          <table:table-cell office:value-type="string">
            <text:p>timer7</text:p>
          </table:table-cell>
          <table:table-cell office:value-type="string">
            <text:p>pr1_pru0_pru_r31_16</text:p>
          </table:table-cell>
          <table:table-cell office:value-type="string">
            <text:p>EMU3</text:p>
          </table:table-cell>
          <table:table-cell office:value-type="string">
            <text:p>*gpio0_20</text:p>
          </table:table-cell>
          <table:table-cell/>
        </table:table-row>
        <table:table-row table:style-name="ro2">
          <table:table-cell office:value-type="float" office:value="41.1">
            <text:p>41.1</text:p>
          </table:table-cell>
          <table:table-cell office:value-type="string">
            <text:p>D13</text:p>
          </table:table-cell>
          <table:table-cell office:value-type="string">
            <text:p>MCASP0_AXR1</text:p>
          </table:table-cell>
          <table:table-cell office:value-type="string">
            <text:p>0x9A8</text:p>
          </table:table-cell>
          <table:table-cell office:value-type="string">
            <text:p>mcasp0_axr1</text:p>
          </table:table-cell>
          <table:table-cell office:value-type="string">
            <text:p>eQEP0_index</text:p>
          </table:table-cell>
          <table:table-cell/>
          <table:table-cell office:value-type="string">
            <text:p>mcasp1_axr0</text:p>
          </table:table-cell>
          <table:table-cell office:value-type="string">
            <text:p>EMU3</text:p>
          </table:table-cell>
          <table:table-cell office:value-type="string">
            <text:p>pr1_pru0_pru_r30_6</text:p>
          </table:table-cell>
          <table:table-cell office:value-type="string">
            <text:p>pr1_pru0_pru_r31_6</text:p>
          </table:table-cell>
          <table:table-cell office:value-type="string">
            <text:p>*gpio3_20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18</text:p>
          </table:table-cell>
          <table:table-cell office:value-type="string">
            <text:p>ECAP0_IN_PWM0_OUT</text:p>
          </table:table-cell>
          <table:table-cell office:value-type="string">
            <text:p>0x964</text:p>
          </table:table-cell>
          <table:table-cell office:value-type="string">
            <text:p>eCAP0_in_PWM0_out</text:p>
          </table:table-cell>
          <table:table-cell office:value-type="string">
            <text:p>uart3_txd</text:p>
          </table:table-cell>
          <table:table-cell office:value-type="string">
            <text:p>spi1_cs1</text:p>
          </table:table-cell>
          <table:table-cell office:value-type="string">
            <text:p>pr1_ecap0_ecap_capin_apwm_o</text:p>
          </table:table-cell>
          <table:table-cell office:value-type="string">
            <text:p>spi1_sclk</text:p>
          </table:table-cell>
          <table:table-cell office:value-type="string">
            <text:p>mmc0_sdwp</text:p>
          </table:table-cell>
          <table:table-cell office:value-type="string">
            <text:p>xdma_event_intr2</text:p>
          </table:table-cell>
          <table:table-cell office:value-type="string">
            <text:p>*gpio0_7</text:p>
          </table:table-cell>
          <table:table-cell/>
        </table:table-row>
        <table:table-row table:style-name="ro2">
          <table:table-cell office:value-type="float" office:value="42.1">
            <text:p>42.1</text:p>
          </table:table-cell>
          <table:table-cell office:value-type="string">
            <text:p>B12</text:p>
          </table:table-cell>
          <table:table-cell office:value-type="string">
            <text:p>MCASP0_ACLKR</text:p>
          </table:table-cell>
          <table:table-cell office:value-type="string">
            <text:p>0x9A0</text:p>
          </table:table-cell>
          <table:table-cell office:value-type="string">
            <text:p>mcasp0_aclkr</text:p>
          </table:table-cell>
          <table:table-cell office:value-type="string">
            <text:p>eQEP0A_in</text:p>
          </table:table-cell>
          <table:table-cell office:value-type="string">
            <text:p>mcasp0_axr2</text:p>
          </table:table-cell>
          <table:table-cell office:value-type="string">
            <text:p>mcasp1_aclkx</text:p>
          </table:table-cell>
          <table:table-cell office:value-type="string">
            <text:p>mmc0_sdwp</text:p>
          </table:table-cell>
          <table:table-cell office:value-type="string">
            <text:p>pr1_pru0_pru_r30_4</text:p>
          </table:table-cell>
          <table:table-cell office:value-type="string">
            <text:p>pr1_pru0_pru_r31_4</text:p>
          </table:table-cell>
          <table:table-cell office:value-type="string">
            <text:p>*gpio3_18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GND</text:p>
          </table:table-cell>
          <table:table-cell table:number-columns-repeated="11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GND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GND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12/05/2013</text:date>, <text:time>12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1T17:23:37</meta:creation-date>
    <dc:date>2013-05-12T12:30:41</dc:date>
    <meta:editing-duration>PT03H14M56S</meta:editing-duration>
    <meta:editing-cycles>3</meta:editing-cycles>
    <meta:generator>OpenOffice.org/3.0$Linux OpenOffice.org_project/300m9$Build-9358</meta:generator>
    <meta:document-statistic meta:table-count="3" meta:cell-count="867" meta:object-count="0"/>
    <meta:user-defined meta:name="Info 1"/>
    <meta:user-defined meta:name="Info 2"/>
    <meta:user-defined meta:name="Info 3"/>
    <meta:user-defined meta:name="Info 4"/>
  </office:meta>
</office:document-meta>
</file>